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E8600000A53A3E9A87DB2D2B843.png" manifest:media-type="image/png"/>
  <manifest:file-entry manifest:full-path="Pictures/1000000100000E8600000A53ADDA214BF6D47D1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3.238cm" svg:height="9.41cm" svg:x="0.5cm" svg:y="3.5cm">
          <draw:image xlink:href="Pictures/1000000100000E8600000A53ADDA214BF6D47D1C.png" xlink:type="simple" xlink:show="embed" xlink:actuate="onLoad" draw:mime-type="image/png">
            <text:p/>
          </draw:image>
        </draw:frame>
        <draw:frame draw:style-name="gr1" draw:text-style-name="P1" draw:layer="layout" svg:width="13.24cm" svg:height="9.41cm" svg:x="13.738cm" svg:y="3.59cm">
          <draw:image xlink:href="Pictures/1000000100000E8600000A53A3E9A87DB2D2B843.png" xlink:type="simple" xlink:show="embed" xlink:actuate="onLoad" draw:mime-type="image/png">
            <text:p/>
          </draw:image>
        </draw:frame>
        <draw:frame draw:style-name="gr2" draw:text-style-name="P2" draw:layer="layout" svg:width="25cm" svg:height="3.095cm" svg:x="1.5cm" svg:y="0.5cm">
          <draw:text-box>
            <text:p>Radiación</text:p>
            <text:p/>
            <text:p/>
            <text:p>W&amp;H<text:tab/><text:tab/><text:tab/><text:tab/><text:tab/><text:tab/><text:tab/><text:tab/><text:tab/><text:tab/>FILTRADO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11-27T16:13:23.423020852</meta:creation-date>
    <dc:date>2025-11-27T16:15:43.075566327</dc:date>
    <meta:editing-duration>PT2M21S</meta:editing-duration>
    <meta:editing-cycles>1</meta:editing-cycles>
    <meta:document-statistic meta:object-count="26"/>
    <meta:generator>LibreOffice/7.3.7.2$Linux_X86_64 LibreOffice_project/30$Build-2</meta:generator>
  </office:meta>
</office:document-meta>
</file>